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53.92mm"/>
    </style:style>
    <style:style style:name="co9" style:family="table-column">
      <style:table-column-properties fo:break-before="auto" style:column-width="100.75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52.37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50.73mm"/>
    </style:style>
    <style:style style:name="co14" style:family="table-column">
      <style:table-column-properties fo:break-before="auto" style:column-width="65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AdventProject9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1001" calcext:value-type="float">
            <text:p>1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8" calcext:value-type="float">
            <text:p>100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1006" calcext:value-type="float">
            <text:p>100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</table:table>
      <table:table table:name="Feuille2" table:style-name="ta1">
        <office:forms form:automatic-focus="false" form:apply-design-mode="false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lative base ++ <text:s/>= 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elative base ++ <text:s/>= 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1" office:value-type="float" office:value="204" calcext:value-type="float">
            <text:p>204</text:p>
          </table:table-cell>
          <table:table-cell office:value-type="string" calcext:value-type="string">
            <text:p>ouput relative (3) 1 – 1 == 109</text:p>
          </table:table-cell>
          <table:table-cell table:style-name="ce1" office:value-type="float" office:value="204" calcext:value-type="float">
            <text:p>204</text:p>
          </table:table-cell>
          <table:table-cell/>
          <table:table-cell table:style-name="ce1" office:value-type="float" office:value="204" calcext:value-type="float">
            <text:p>204</text:p>
          </table:table-cell>
          <table:table-cell/>
          <table:table-cell table:style-name="ce1" office:value-type="float" office:value="204" calcext:value-type="float">
            <text:p>204</text:p>
          </table:table-cell>
          <table:table-cell/>
          <table:table-cell table:style-name="ce1" office:value-type="float" office:value="204" calcext:value-type="float">
            <text:p>204</text:p>
          </table:table-cell>
          <table:table-cell office:value-type="string" calcext:value-type="string">
            <text:p>ouput relative (2 <text:s/>– 1 ) == 2</text:p>
          </table:table-cell>
          <table:table-cell table:style-name="ce1" office:value-type="float" office:value="204" calcext:value-type="float">
            <text:p>204</text:p>
          </table:table-cell>
          <table:table-cell/>
          <table:table-cell table:style-name="ce1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Add ( value (100) + 1 =1 to 10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Add ( value (100) + 1 =1 to 100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if true ( 1value (100 ) == 16 ) 1 vers 101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if true ( 1value (100 ) == 16 ) 1 vers 1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if false (101) goto 0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ouput relative (3) 1 – 1 == 109</text:p>
          </table:table-cell>
          <table:table-cell table:number-columns-repeated="13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  <table:table-cell table:number-columns-repeated="2"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Output 2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2"/>
          <table:table-cell office:value-type="float" office:value="1219070632396864" calcext:value-type="float">
            <text:p>1219070632396864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number-columns-repeated="2" table:style-name="ce2" office:value-type="float" office:value="34915192" calcext:value-type="float">
            <text:p>34915192</text:p>
          </table:table-cell>
          <table:table-cell table:formula="of:=[.D38]" office:value-type="float" office:value="34915192" calcext:value-type="float">
            <text:p>34915192</text:p>
          </table:table-cell>
          <table:table-cell table:formula="of:=[.E38]" office:value-type="float" office:value="34915192" calcext:value-type="float">
            <text:p>34915192</text:p>
          </table:table-cell>
          <table:table-cell/>
          <table:table-cell table:formula="of:=[.E38]*[.F38]" office:value-type="float" office:value="1219070632396864" calcext:value-type="float">
            <text:p>1219070632396864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2112" calcext:value-type="float">
            <text:p>2112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2112" calcext:value-type="float">
            <text:p>2112</text:p>
          </table:table-cell>
          <table:table-cell table:number-columns-repeated="9"/>
        </table:table-row>
      </table:table>
      <table:table table:name="Feuille3" table:style-name="ta1">
        <office:forms form:automatic-focus="false" form:apply-design-mode="false"/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4:36:54.5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6T16:18:04.577000000</dc:date>
    <meta:editing-duration>PT37M11S</meta:editing-duration>
    <meta:editing-cycles>5</meta:editing-cycles>
    <meta:generator>LibreOffice/6.2.8.2$Windows_X86_64 LibreOffice_project/f82ddfca21ebc1e222a662a32b25c0c9d20169ee</meta:generator>
    <meta:document-statistic meta:table-count="3" meta:cell-count="192" meta:object-count="0"/>
  </office:meta>
</office:document-meta>
</file>